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1.2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6.369cm" fo:break-before="auto" style:use-optimal-row-height="true"/>
    </style:style>
    <style:style style:name="ro15" style:family="table-row">
      <style:table-row-properties style:row-height="5.186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5.976cm" fo:break-before="auto" style:use-optimal-row-height="true"/>
    </style:style>
    <style:style style:name="ro18" style:family="table-row">
      <style:table-row-properties style:row-height="8.345cm" fo:break-before="auto" style:use-optimal-row-height="true"/>
    </style:style>
    <style:style style:name="ro19" style:family="table-row">
      <style:table-row-properties style:row-height="9.529cm" fo:break-before="auto" style:use-optimal-row-height="true"/>
    </style:style>
    <style:style style:name="ro20" style:family="table-row">
      <style:table-row-properties style:row-height="7.16cm" fo:break-before="auto" style:use-optimal-row-height="true"/>
    </style:style>
    <style:style style:name="ro21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3e681b"/>
    </style:style>
    <style:style style:name="T14" style:family="text">
      <style:text-properties fo:color="#b85c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1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1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21" style:family="text">
      <style:text-properties fo:color="#b47804"/>
    </style:style>
    <style:style style:name="T2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2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26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27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29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3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ff3838"/>
    </style:style>
    <style:style style:name="T3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3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37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3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40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2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4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44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46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a1467e"/>
    </style:style>
    <style:style style:name="T4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9" style:family="text">
      <style:text-properties fo:color="#1e6a39"/>
    </style:style>
    <style:style style:name="T50" style:family="text">
      <style:text-properties fo:color="#b2b2b2"/>
    </style:style>
    <style:style style:name="T5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5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5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5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57" style:family="text">
      <style:text-properties fo:color="#808080"/>
    </style:style>
    <style:style style:name="T58" style:family="text">
      <style:text-properties fo:color="#999999" fo:font-weight="normal" style:font-weight-asian="normal" style:font-weight-complex="normal"/>
    </style:style>
    <style:style style:name="T5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61" style:family="text">
      <style:text-properties fo:color="#127622"/>
    </style:style>
    <style:style style:name="T6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15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15">ВАЖНО! </text:span> Это не ссылка на объект, на который могут быть другие ссылки, как в Питоне. </text:p>
            <text:p><text:span text:style-name="T15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16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3">"initial:"</text:span>, i)</text:p>
            <text:p>    zeroval(i)</text:p>
            <text:p>    fmt.<text:span text:style-name="T3">Println</text:span>(<text:span text:style-name="T13">"zeroval:"</text:span>, i)</text:p>
            <text:p/>
            <text:p>    zeroptr(&amp;i)</text:p>
            <text:p>    fmt.<text:span text:style-name="T3">Println</text:span>(<text:span text:style-name="T13">"zeroptr:"</text:span>, i)</text:p>
            <text:p>    fmt.<text:span text:style-name="T3">Println</text:span>(<text:span text:style-name="T13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i</text:p>
          </table:table-cell>
          <table:table-cell table:style-name="ce52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14">if </text:span>7%2 == 0 {</text:p>
            <text:p>        fmt.<text:span text:style-name="T3">Println</text:span>(<text:span text:style-name="T2">"7 is even"</text:span>)</text:p>
            <text:p>    } <text:span text:style-name="T14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4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14">if </text:span>num := 9; num &lt; 0 {</text:p>
            <text:p>        fmt.<text:span text:style-name="T3">Println</text:span>(num, <text:span text:style-name="T2">"is negative"</text:span>)</text:p>
            <text:p>    } <text:span text:style-name="T14">else</text:span> if num &lt; 10 {</text:p>
            <text:p>        fmt.<text:span text:style-name="T3">Println</text:span>(num,<text:span text:style-name="T2"> "has 1 digit"</text:span>)</text:p>
            <text:p>    } <text:span text:style-name="T14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14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14">switch</text:span> i {</text:p>
            <text:p>    <text:span text:style-name="T14">case </text:span>1:</text:p>
            <text:p>        fmt.<text:span text:style-name="T3">Println</text:span>(<text:span text:style-name="T2">"one"</text:span>)</text:p>
            <text:p>   <text:span text:style-name="T14"> case</text:span> 2:</text:p>
            <text:p>        fmt.<text:span text:style-name="T3">Println</text:span>(<text:span text:style-name="T2">"two"</text:span>)</text:p>
            <text:p>    <text:span text:style-name="T14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switch</text:span> time.Now().Weekday() {</text:p>
            <text:p>    <text:span text:style-name="T14">case</text:span> time.Saturday, time.Sunday:</text:p>
            <text:p>        fmt.<text:span text:style-name="T3">Println</text:span>("It's the weekend")</text:p>
            <text:p>    <text:span text:style-name="T14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14">func</text:span>(i <text:span text:style-name="T14">interface</text:span>{}) {</text:p>
            <text:p>        <text:span text:style-name="T14">switch</text:span> t := i.(<text:span text:style-name="T14">type</text:span>) {</text:p>
            <text:p>        <text:span text:style-name="T14">case</text:span> bool:</text:p>
            <text:p>            fmt.Println("I'm a bool")</text:p>
            <text:p>        <text:span text:style-name="T14">case</text:span> int:</text:p>
            <text:p>            fmt.Println("I'm an int")</text:p>
            <text:p>        <text:span text:style-name="T14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fmt.print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15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7">var</text:span><text:span text:style-name="T18"> s </text:span><text:span text:style-name="T17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15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2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3">"go"</text:span> + <text:span text:style-name="T13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">"hello"</text:span>[1]</text:p>
          </table:table-cell>
          <table:table-cell table:style-name="ce52" office:value-type="string" calcext:value-type="string">
            <text:p>Выбрать элемент стринги — букву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9">fmt.Printf(</text:span><text:span text:style-name="T20">"width5: |%-6s|%-6s|\n"</text:span><text:span text:style-name="T19">,</text:span><text:span text:style-name="T20"> "foo", "b"</text:span><text:span text:style-name="T19">)</text:span></text:p>
          </table:table-cell>
          <table:table-cell table:style-name="ce52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RegExp</text:p>
          </table:table-cell>
          <table:table-cell table:style-name="ce47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6" office:value-type="string" calcext:value-type="string">
            <text:p>Массивы с ФИКСИРОВАННОЙ ДЛИНОЙ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Slices</text:p>
          </table:table-cell>
          <table:table-cell table:style-name="ce46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14">append</text:span>(scores, 1.1)</text:p>
          </table:table-cell>
          <table:table-cell table:style-name="ce52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21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14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2">finish := </text:span><text:span text:style-name="T23">make</text:span><text:span text:style-name="T22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3">
          <table:table-cell table:style-name="ce52" office:value-type="string" calcext:value-type="string">
            <text:p>twoD := <text:span text:style-name="T21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21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Maps</text:p>
          </table:table-cell>
          <table:table-cell table:style-name="ce46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21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4">n := map[</text:span><text:span text:style-name="T25">string</text:span><text:span text:style-name="T24">]</text:span><text:span text:style-name="T25">int</text:span><text:span text:style-name="T24">{</text:span><text:span text:style-name="T26">"foo"</text:span><text:span text:style-name="T24">: 1,</text:span><text:span text:style-name="T26"> "bar"</text:span><text:span text:style-name="T24">: 2}</text:span></text:p>
            <text:p/>
            <text:p><text:span text:style-name="T27">for</text:span><text:span text:style-name="T24"> key, value := </text:span><text:span text:style-name="T28">range</text:span><text:span text:style-name="T24"> n {</text:span></text:p>
            <text:p><text:span text:style-name="T24">    fmt.</text:span><text:span text:style-name="T25">Println</text:span><text:span text:style-name="T24">(</text:span><text:span text:style-name="T26">"key: "</text:span><text:span text:style-name="T24">, key, </text:span><text:span text:style-name="T26">", value: "</text:span><text:span text:style-name="T24">, value)</text:span></text:p>
          </table:table-cell>
          <table:table-cell table:style-name="ce13" office:value-type="string" calcext:value-type="string">
            <text:p><text:span text:style-name="T29">key, value := </text:span><text:span text:style-name="T30">range</text:span></text:p>
            <text:p><text:span text:style-name="T31">Выдает пары индекс-значение или ключ-значение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unc Index(vs []string, t string) int {</text:p>
            <text:p>    for i, v := range vs {</text:p>
            <text:p>        if v == t {</text:p>
            <text:p>            return i</text:p>
            <text:p>        }</text:p>
            <text:p>    }</text:p>
            <text:p>    return -1</text:p>
            <text:p>}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unc Include(vs []string, t string) bool {</text:p>
            <text:p>    return Index(vs, t) &gt;= 0</text:p>
            <text:p>}</text:p>
          </table:table-cell>
          <table:table-cell table:style-name="ce52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Any(vs []string, f func(string) bool) bool {</text:p>
            <text:p>    for _, v := range vs {</text:p>
            <text:p>        if f(v) {</text:p>
            <text:p>            return true</text:p>
            <text:p>        }</text:p>
            <text:p>    }</text:p>
            <text:p>    return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All(vs []string, f func(string) bool) bool {</text:p>
            <text:p>    for _, v := range vs {</text:p>
            <text:p>        if !f(v) {</text:p>
            <text:p>            return false</text:p>
            <text:p>        }</text:p>
            <text:p>    }</text:p>
            <text:p>    return true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func Filter(vs []string, f func(string) bool) []string {</text:p>
            <text:p>    vsf := make([]string, 0)</text:p>
            <text:p>    for _, v := range vs {</text:p>
            <text:p>        if f(v) {</text:p>
            <text:p>            vsf = append(vsf, v)</text:p>
            <text:p>        }</text:p>
            <text:p>    }</text:p>
            <text:p>    return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func Map(vs []string, f func(string) string) []string {</text:p>
            <text:p>    vsm := make([]string, len(vs))</text:p>
            <text:p>    for i, v := range vs {</text:p>
            <text:p>        vsm[i] = f(v)</text:p>
            <text:p>    }</text:p>
            <text:p>    return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constant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4">const</text:span> s <text:span text:style-name="T32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6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variable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33">var</text:span><text:span text:style-name="T34"> a </text:span><text:span text:style-name="T35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36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37">var </text:span><text:span text:style-name="T38">a = </text:span><text:span text:style-name="T39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40">func</text:span><text:span text:style-name="T41"> (c circleStruct) nameOfFunc(argument </text:span><text:span text:style-name="T42">int</text:span><text:span text:style-name="T41">) (</text:span><text:span text:style-name="T42">float64, error)</text:span><text:span text:style-name="T41"> {</text:span></text:p>
            <text:p><text:span text:style-name="T22">    </text:span><text:span text:style-name="T43">return</text:span><text:span text:style-name="T22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44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68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nums ...<text:span text:style-name="T3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6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3">"going"</text:span>)</text:p>
          </table:table-cell>
          <table:table-cell table:style-name="ce52" office:value-type="string" calcext:value-type="string">
            <text:p>Анонимная функция (лямбда) 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70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70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Рекурсия</text:p>
          </table:table-cell>
          <table:table-cell table:style-name="ce56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10">
          <table:table-cell office:value-type="string" calcext:value-type="string">
            <text:p><text:span text:style-name="T1">type</text:span> person <text:span text:style-name="T1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15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person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45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12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15">Методы</text:span> структур — стоят вне структур!</text:p>
            <text:p/>
            <text:p><text:span text:style-name="T15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4">
          <table:table-cell office:value-type="string" calcext:value-type="string">
            <text:p><text:span text:style-name="T46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6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14">for</text:span> i &lt;= 3 {</text:p>
            <text:p>    fmt.<text:span text:style-name="T47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14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14">for</text:span> j := 7; j &lt;= 9; j++ {</text:p>
            <text:p>        fmt.<text:span text:style-name="T47">Println</text:span>(j)</text:p>
            <text:p>    }</text:p>
          </table:table-cell>
          <table:table-cell office:value-type="string" calcext:value-type="string">
            <text:p>Классический <text:span text:style-name="T14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14">for</text:span> {</text:p>
            <text:p>    fmt.<text:span text:style-name="T47">Println</text:span>(<text:span text:style-name="T2">"loop"</text:span>)</text:p>
            <text:p>    <text:span text:style-name="T14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14">while True</text:span> в питоне.</text:p>
            <text:p>Оканчивается только через <text:span text:style-name="T14">break</text:span></text:p>
          </table:table-cell>
        </table:table-row>
        <table:table-row table:style-name="ro6">
          <table:table-cell office:value-type="string" calcext:value-type="string">
            <text:p><text:span text:style-name="T14">for</text:span> n := 0; n &lt;= 5; n++ {</text:p>
            <text:p>        if n%2 == 0 {</text:p>
            <text:p>            <text:span text:style-name="T14">continue</text:span></text:p>
            <text:p>        }</text:p>
            <text:p>        fmt.<text:span text:style-name="T47">Println</text:span>(n)</text:p>
            <text:p>    }</text:p>
            <text:p>}</text:p>
          </table:table-cell>
          <table:table-cell office:value-type="string" calcext:value-type="string">
            <text:p>Пример <text:span text:style-name="T14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14">func</text:span> f(from <text:span text:style-name="T3">string</text:span>) {    </text:p>
            <text:p>    <text:span text:style-name="T14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14">func</text:span> main() {</text:p>
            <text:p>     f(<text:span text:style-name="T2">"direct"</text:span>)    </text:p>
            <text:p>     <text:span text:style-name="T14">go</text:span> f(<text:span text:style-name="T2">"goroutine"</text:span>)</text:p>
            <text:p>     time.Sleep(time.Second*2)    </text:p>
            <text:p>     <text:span text:style-name="T14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7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15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15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3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15">ОТПРАВКА В КАНАЛ, который не читают</text:span> и <text:span text:style-name="T15">БЕЗ буферизации</text:span></text:p>
            <text:p><text:span text:style-name="T15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14">make</text:span>(<text:span text:style-name="T14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15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8">
          <table:table-cell table:style-name="ce50" office:value-type="string" calcext:value-type="string">
            <text:p><text:span text:style-name="T14">package</text:span> main</text:p>
            <text:p/>
            <text:p><text:span text:style-name="T14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14">func</text:span> worker(done <text:span text:style-name="T14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14">func</text:span> main() {</text:p>
            <text:p>    done := <text:span text:style-name="T14">make</text:span>(<text:span text:style-name="T14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46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15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<text:span text:style-name="T14">func</text:span> ping(pings <text:span text:style-name="T14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14">func</text:span> pong(pings &lt;-<text:span text:style-name="T14">chan</text:span> <text:span text:style-name="T3">string</text:span>, pongs <text:span text:style-name="T14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15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22">    </text:span><text:span text:style-name="T43">for</text:span><text:span text:style-name="T22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22">    </text:span><text:span text:style-name="T43">close</text:span><text:span text:style-name="T22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15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19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57">// timeout 1</text:span></text:p>
            <text:p><text:span text:style-name="T57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15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22">    </text:span><text:span text:style-name="T43">case</text:span><text:span text:style-name="T22"> msg := &lt;-messages:</text:span></text:p>
            <text:p><text:span text:style-name="T22">        fmt.Println(</text:span><text:span text:style-name="T48">"received message"</text:span><text:span text:style-name="T22">, msg)</text:span></text:p>
            <text:p><text:span text:style-name="T22">    </text:span><text:span text:style-name="T43">case</text:span><text:span text:style-name="T22"> sig := &lt;-signals:</text:span></text:p>
            <text:p><text:span text:style-name="T22">        fmt.Println(</text:span><text:span text:style-name="T48">"received signal"</text:span><text:span text:style-name="T22">, sig)</text:span></text:p>
            <text:p><text:span text:style-name="T22">    </text:span><text:span text:style-name="T43">default</text:span><text:span text:style-name="T22">:</text:span></text:p>
            <text:p><text:span text:style-name="T22">        fmt.Println(</text:span><text:span text:style-name="T48">"no activity"</text:span><text:span text:style-name="T22">)</text:span></text:p>
            <text:p><text:span text:style-name="T9">    }</text:span></text:p>
          </table:table-cell>
          <table:table-cell office:value-type="string" calcext:value-type="string">
            <text:p><text:span text:style-name="T15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15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<text:span text:style-name="T1">package</text:span> main</text:p>
            <text:p/>
            <text:p><text:span text:style-name="T14">import</text:span> <text:span text:style-name="T49">"fmt"</text:span></text:p>
            <text:p><text:span text:style-name="T14">import</text:span> <text:span text:style-name="T49">"sync"</text:span></text:p>
            <text:p/>
            <text:p><text:span text:style-name="T14">var</text:span> wg sync.WaitGroup <text:span text:style-name="T50">// 1</text:span></text:p>
            <text:p/>
            <text:p><text:span text:style-name="T14">func</text:span> routine() {</text:p>
            <text:p>    <text:span text:style-name="T3">defer</text:span> wg.Done() <text:span text:style-name="T50">// 3</text:span></text:p>
            <text:p>    fmt.<text:span text:style-name="T3">Println</text:span>(<text:span text:style-name="T49">"routine finished"</text:span>)</text:p>
            <text:p>}</text:p>
            <text:p/>
            <text:p><text:span text:style-name="T14">func</text:span> main() {</text:p>
            <text:p>    wg.Add(1) <text:span text:style-name="T50">// 2</text:span></text:p>
            <text:p>    go routine() <text:span text:style-name="T50">// *</text:span></text:p>
            <text:p>    wg.Wait() <text:span text:style-name="T50">// 4</text:span></text:p>
            <text:p>    fmt.Println(<text:span text:style-name="T49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58">// Timer 1 fired</text:span></text:p>
            <text:p/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<text:span text:style-name="T9">    timer2 := time.NewTimer(time.Second)</text:span></text:p>
            <text:p><text:span text:style-name="T22">    </text:span><text:span text:style-name="T43">go func</text:span><text:span text:style-name="T22">() {</text:span></text:p>
            <text:p><text:span text:style-name="T9">        &lt;-timer2.C</text:span></text:p>
            <text:p><text:span text:style-name="T19">        fmt.</text:span><text:span text:style-name="T51">Println</text:span><text:span text:style-name="T19">(</text:span><text:span text:style-name="T20">"Timer 2 fired"</text:span><text:span text:style-name="T19">)</text:span></text:p>
            <text:p><text:span text:style-name="T9">    }()</text:span></text:p>
            <text:p><text:span text:style-name="T9">    stop2 := timer2.Stop()</text:span></text:p>
            <text:p><text:span text:style-name="T22">    </text:span><text:span text:style-name="T43">if</text:span><text:span text:style-name="T22"> stop2 {</text:span></text:p>
            <text:p><text:span text:style-name="T19">        fmt.</text:span><text:span text:style-name="T51">Println</text:span><text:span text:style-name="T19">(</text:span><text:span text:style-name="T20">"Timer 2 stopped"</text:span><text:span text:style-name="T19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15">остановить таймер</text:span></text:p>
            <text:p/>
            <text:p><text:span text:style-name="T46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6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52">true</text:span></text:p>
            <text:p><text:span text:style-name="T19">    fmt.</text:span><text:span text:style-name="T51">Println</text:span><text:span text:style-name="T19">(</text:span><text:span text:style-name="T20">"Ticker stopped"</text:span><text:span text:style-name="T19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19">    burstyLimiter := </text:span><text:span text:style-name="T53">make</text:span><text:span text:style-name="T19">(</text:span><text:span text:style-name="T53">chan</text:span><text:span text:style-name="T19"> time.Time, 3)</text:span></text:p>
            <text:p><text:span text:style-name="T22">    </text:span><text:span text:style-name="T43">for</text:span><text:span text:style-name="T22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22">    </text:span><text:span text:style-name="T43">go func</text:span><text:span text:style-name="T22">() {</text:span></text:p>
            <text:p><text:span text:style-name="T22">        </text:span><text:span text:style-name="T43">for</text:span><text:span text:style-name="T22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54">make</text:span><text:span text:style-name="T9">(</text:span><text:span text:style-name="T54">chan</text:span><text:span text:style-name="T9"> </text:span><text:span text:style-name="T55">int</text:span><text:span text:style-name="T9">, 5)</text:span></text:p>
            <text:p><text:span text:style-name="T22">    </text:span><text:span text:style-name="T43">for</text:span><text:span text:style-name="T22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22">    </text:span><text:span text:style-name="T43">close</text:span><text:span text:style-name="T22">(burstyRequests)</text:span></text:p>
            <text:p><text:span text:style-name="T19">    </text:span><text:span text:style-name="T53">for</text:span><text:span text:style-name="T19"> req := </text:span><text:span text:style-name="T53">range</text:span><text:span text:style-name="T19"> burstyRequests {</text:span></text:p>
            <text:p><text:span text:style-name="T9">        &lt;-burstyLimiter</text:span></text:p>
            <text:p><text:span text:style-name="T22">        fmt.</text:span><text:span text:style-name="T56">Println</text:span><text:span text:style-name="T22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46" office:value-type="string" calcext:value-type="string">
            <text:p>Errors</text:p>
          </table:table-cell>
          <table:table-cell table:style-name="ce46"/>
          <table:table-cell table:number-columns-repeated="1022"/>
        </table:table-row>
        <table:table-row table:style-name="ro17">
          <table:table-cell table:style-name="ce52" office:value-type="string" calcext:value-type="string">
            <text:p><text:span text:style-name="T1">package</text:span> <text:span text:style-name="T3">main</text:span></text:p>
            <text:p/>
            <text:p><text:span text:style-name="T1">import</text:span> (</text:p>
            <text:p>  <text:span text:style-name="T13">  "errors"</text:span></text:p>
            <text:p><text:span text:style-name="T13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3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45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table:style-name="ce52"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3">  "os"</text:span></text:p>
            <text:p>)</text:p>
            <text:p/>
            <text:p><text:span text:style-name="T1">func</text:span> main() {</text:p>
            <text:p>  f, _ := os.Open(<text:span text:style-name="T13">"defer.py"</text:span>)</text:p>
            <text:p>  <text:span text:style-name="T3">defer</text:span> f.Close()</text:p>
            <text:p><text:span text:style-name="T57">  // теперь вы можете читать из f</text:span></text:p>
            <text:p><text:span text:style-name="T57">  // он будет закрыт в конце программы</text:span></text:p>
            <text:p>}</text:p>
          </table:table-cell>
          <table:table-cell table:style-name="ce52"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anic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63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63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63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63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>
            <text:p>recover</text:p>
          </table:table-cell>
          <table:table-cell table:style-name="ce31"/>
          <table:table-cell table:number-columns-repeated="1022"/>
        </table:table-row>
        <table:table-row table:style-name="ro3">
          <table:table-cell table:style-name="ce63" office:value-type="string" calcext:value-type="string">
            <text:p>    <text:span text:style-name="T3">defer</text:span> <text:span text:style-name="T1">func</text:span>() {</text:p>
            <text:p>        <text:span text:style-name="T1">if</text:span> r := recover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63"/>
          <table:table-cell table:number-columns-repeated="1022"/>
        </table:table-row>
        <table:table-row table:style-name="ro1" table:number-rows-repeated="29">
          <table:table-cell table:style-name="ce63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22">    fmt.Println(</text:span><text:span text:style-name="T48">"writing"</text:span><text:span text:style-name="T22">)</text:span></text:p>
            <text:p><text:span text:style-name="T22">    fmt.Fprintln(f, </text:span><text:span text:style-name="T48">"data"</text:span><text:span text:style-name="T22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22">    fmt.Println(</text:span><text:span text:style-name="T48">"closing"</text:span><text:span text:style-name="T22">)</text:span></text:p>
            <text:p><text:span text:style-name="T9">    err := f.Close()</text:span></text:p>
            <text:p><text:span text:style-name="T22">    </text:span><text:span text:style-name="T43">if </text:span><text:span text:style-name="T22">err != nil {</text:span></text:p>
            <text:p><text:span text:style-name="T22">        fmt.Fprintf(os.Stderr, </text:span><text:span text:style-name="T48">"error: %v\n"</text:span><text:span text:style-name="T22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1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36">// Блокирует мьютекс</text:span></text:p>
            <text:p><text:span text:style-name="T59">defer</text:span><text:span text:style-name="T34"> mu.Unlock() </text:span><text:span text:style-name="T60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2">    </text:span><text:span text:style-name="T43">var</text:span><text:span text:style-name="T22"> state = make(map[int]int)</text:span></text:p>
            <text:p><text:span text:style-name="T22">    </text:span><text:span text:style-name="T43">var</text:span><text:span text:style-name="T22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3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61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57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6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68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68"/>
          <table:table-cell table:style-name="ce52"/>
          <table:table-cell table:number-columns-repeated="1022"/>
        </table:table-row>
        <table:table-row table:style-name="ro8">
          <table:table-cell table:style-name="ce68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15">с описанием вложенности уровней </text:span></text:p>
            <text:p/>
            <text:p/>
            <text:p><text:span text:style-name="T62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 style:data-style-name="N2" text:time-value="20:16:52.2622047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22T20:37:17.951678091</dc:date>
    <meta:editing-duration>P2DT18H2M2S</meta:editing-duration>
    <meta:editing-cycles>887</meta:editing-cycles>
    <meta:document-statistic meta:table-count="12" meta:cell-count="455" meta:object-count="0"/>
  </office:meta>
</office:document-meta>
</file>